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c5f" officeooo:paragraph-rsid="000afc5f"/>
    </style:style>
    <style:style style:name="P2" style:family="paragraph" style:parent-style-name="Standard">
      <style:text-properties fo:font-size="12pt" fo:font-weight="normal" officeooo:rsid="000afc5f" officeooo:paragraph-rsid="000afc5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3pt" fo:font-weight="bold" officeooo:rsid="000afc5f" officeooo:paragraph-rsid="000afc5f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71af3" officeooo:paragraph-rsid="000afc5f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a5da1" officeooo:paragraph-rsid="000afc5f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51909" officeooo:paragraph-rsid="000afc5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8ae55" officeooo:paragraph-rsid="000afc5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34ccd" officeooo:paragraph-rsid="000afc5f"/>
    </style:style>
    <style:style style:name="P9" style:family="paragraph" style:parent-style-name="Standard">
      <style:paragraph-properties fo:text-align="justify" style:justify-single-word="false"/>
      <style:text-properties officeooo:rsid="0018ae55" officeooo:paragraph-rsid="000afc5f"/>
    </style:style>
    <style:style style:name="P10" style:family="paragraph" style:parent-style-name="Standard">
      <style:paragraph-properties fo:text-align="justify" style:justify-single-word="false"/>
      <style:text-properties officeooo:rsid="00151909" officeooo:paragraph-rsid="000afc5f"/>
    </style:style>
    <style:style style:name="P11" style:family="paragraph" style:parent-style-name="Standard">
      <style:paragraph-properties fo:text-align="justify" style:justify-single-word="false"/>
      <style:text-properties officeooo:rsid="0021b1d5" officeooo:paragraph-rsid="000afc5f"/>
    </style:style>
    <style:style style:name="P12" style:family="paragraph" style:parent-style-name="Standard">
      <style:paragraph-properties fo:text-align="justify" style:justify-single-word="false"/>
      <style:text-properties officeooo:rsid="001c3e7e" officeooo:paragraph-rsid="000afc5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afc5f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weight="normal" officeooo:rsid="0018ae55" style:font-weight-asian="normal" style:font-weight-complex="normal"/>
    </style:style>
    <style:style style:name="T7" style:family="text">
      <style:text-properties officeooo:rsid="0018ae55"/>
    </style:style>
    <style:style style:name="T8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8ae55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134ccd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1ab667" style:font-size-asian="11.3500003814697pt" style:font-weight-asian="normal" style:font-size-complex="13pt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officeooo:rsid="00134ccd"/>
    </style:style>
    <style:style style:name="T15" style:family="text">
      <style:text-properties officeooo:rsid="001519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text:span text:style-name="T2">USER STORY(SPORT BUZZ)</text:span></text:p>
      <text:p text:style-name="P1"><text:span text:style-name="T1"><text:s text:c="8"/>(</text:span><text:span text:style-name="T4">C.Phaneedra reddy,N.Kranthi Kumar,G.Ankit Raj,K.S.N.Dara Devi)</text:span></text:p>
      <text:p text:style-name="P1"/>
      <text:p text:style-name="P3">Description:- <text:span text:style-name="T5">We are going to create a application like “SPORT BUZZ”.Through this application we want to keep the all types of sports regarding there News,Updates,Scorces etc.....We are thinking to make a live stream of the Appropriate sports.</text:span></text:p>
      <text:p text:style-name="P3"/>
      <text:p text:style-name="P3"><text:span text:style-name="T5">Users – Anyone can access.</text:span></text:p>
      <text:p text:style-name="P3"/>
      <text:p text:style-name="P5">1) <text:span text:style-name="T3">Sign Up</text:span></text:p>
      <text:p text:style-name="P6"><text:s text:c="2"/></text:p>
      <text:p text:style-name="P6"><text:s/><text:span text:style-name="T6">As a User,</text:span></text:p>
      <text:p text:style-name="P6">→<text:span text:style-name="T7"> </text:span><text:span text:style-name="T9">It can four ways to signup into the site.</text:span></text:p>
      <text:p text:style-name="P7"><text:span text:style-name="T8">A.</text:span><text:span text:style-name="T10">Self registration.</text:span></text:p>
      <text:p text:style-name="P8"><text:span text:style-name="T7">B.</text:span>Fb SignUp.</text:p>
      <text:p text:style-name="P8"><text:span text:style-name="T7">C.</text:span>Gmail SignUp.</text:p>
      <text:p text:style-name="P9">D.Twitter SignUp.</text:p>
      <text:p text:style-name="P10">=&gt;After this User,need t<text:span text:style-name="T7">o verify the registerd E-mail Id.</text:span></text:p>
      <text:p text:style-name="P10">As a server,</text:p>
      <text:p text:style-name="P10">Fetch data from fb/gmail or store the data provided for registration to the database. </text:p>
      <text:p text:style-name="P5"/>
      <text:p text:style-name="P5">2) <text:span text:style-name="T3">Verification</text:span></text:p>
      <text:p text:style-name="P5"/>
      <text:p text:style-name="P8">As a user,</text:p>
      <text:p text:style-name="P8"><text:s/>I should verify my correctness.I should login from the unique link sent <text:s/>to me from the server to my registered mail.</text:p>
      <text:p text:style-name="P8">As server,</text:p>
      <text:p text:style-name="P5"><text:span text:style-name="T14">I should send a</text:span> <text:span text:style-name="T14">Verification link <text:s/>to the email of the user to the test user's correctness.</text:span></text:p>
      <text:p text:style-name="P5"/>
      <text:p text:style-name="P11">3) <text:span text:style-name="T3">Forgot Password</text:span></text:p>
      <text:p text:style-name="P8"/>
      <text:p text:style-name="P8">As a user,</text:p>
      <text:p text:style-name="P8">If I forget my password I should be able to reset my password. </text:p>
      <text:p text:style-name="P10">As a server <text:s/></text:p>
      <text:p text:style-name="P8"><text:span text:style-name="T15">I should create a unique </text:span>Password reset link will be sent to the email id provided for the registration,<text:span text:style-name="T15">So that no one else can change my password.</text:span></text:p>
      <text:p text:style-name="P12"/>
      <text:p text:style-name="P12">3) <text:span text:style-name="T3">Login</text:span></text:p>
      <text:p text:style-name="P12"/>
      <text:p text:style-name="P9">As a User, </text:p>
      <text:p text:style-name="P9">I should be able to login.</text:p>
      <text:p text:style-name="P10"><text:span text:style-name="T9">As a </text:span><text:span text:style-name="T8">Server,</text:span></text:p>
      <text:p text:style-name="P10"><text:span text:style-name="T9">I </text:span><text:span text:style-name="T8">should verify login password and id, </text:span><text:span text:style-name="T11">they</text:span><text:span text:style-name="T8"> should match,</text:span><text:span text:style-name="T9">checks from the database.</text:span></text:p>
      <text:p text:style-name="P4"/>
      <text:p text:style-name="P4"/>
      <text:p text:style-name="P4"/>
      <text:p text:style-name="P4"/>
      <text:p text:style-name="P3"><text:soft-page-break/><text:span text:style-name="T5">4)</text:span>Select a Sport</text:p>
      <text:p text:style-name="P2"/>
      <text:p text:style-name="P2">As a User,</text:p>
      <text:p text:style-name="P2">They can select the sport which they likes.In the sport they can see the News,Info of the team/Player and Live scorces.</text:p>
      <text:p text:style-name="P2">As a Server,</text:p>
      <text:p text:style-name="P2">If a user selects the Info,It's a static data I will linkup to the database.</text:p>
      <text:p text:style-name="P2">If a user selects the News or Scores,It's a dynamic data I will linkup to the PHP server(Active Server).</text:p>
      <text:p text:style-name="P2"/>
      <text:p text:style-name="P2">Note:-we are trying to keep the 5 sports into this application.Same above schema works for all the sports.</text:p>
      <text:p text:style-name="P2"/>
      <text:p text:style-name="P2">5)<text:span text:style-name="T13">Feedback of the App</text:span></text:p>
      <text:p text:style-name="P2"/>
      <text:p text:style-name="P2">As a user,</text:p>
      <text:p text:style-name="P2">Gives the fedback of the app condition.</text:p>
      <text:p text:style-name="P2">As a server,</text:p>
      <text:p text:style-name="P2">Stores into the databas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4:24:54.182599195</meta:creation-date>
    <dc:date>2015-09-26T04:49:16.725085910</dc:date>
    <meta:editing-duration>PT27S</meta:editing-duration>
    <meta:editing-cycles>1</meta:editing-cycles>
    <meta:document-statistic meta:table-count="0" meta:image-count="0" meta:object-count="0" meta:page-count="2" meta:paragraph-count="42" meta:word-count="323" meta:character-count="1880" meta:non-whitespace-character-count="1530"/>
    <meta:generator>LibreOffice/4.2.8.2$Linux_X86_64 LibreOffice_project/420m0$Build-2</meta:generator>
  </office:meta>
</office:document-meta>
</file>